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n Root README.md redraft:</text:p>
      <text:p text:style-name="Standard"/>
      <text:p text:style-name="Standard">&lt;&lt;ChatGPT: The following text is supposed to be emotive, drawing the common human reader, non expert in governance issues or coding, into CoCivium engagement by making them FEEL a sense of hope, global patriotism and thus a duty to contribute to CoCivium and/or its vision. <text:s/>Hence, the way the text flows and reads is very critical, and likely needs to rely more heavily on my feelings than your rationality. <text:s/>Most of the linkages to other docs and resources/assets may be better placed below the fold, assuming only the readers who get that far will want to dig deeper. <text:s/>Otherwise, if folks just want to browse, if they are likely to be mere observers or researchers, not contributors, then maybe they need to be pointed to less heavy stuff like Being Noname as part of a curated list of insight documents, and/or to the CC preamble itself? <text:s/>Maybe by reviewing the current version of the main root README.md, and by scanning the contents of the other files attached, you could propose a new .md that I could continue editing, thus helping us iterate this thing into optimum shape. <text:s/>BTW, the README needs to look “unusual”, even for GitHub, to show how progressive, competent and well organized we are, so a few tricks may be advised, to make the README “pop” and surprise readers, without making it less compatible with GitHub and/or other uses, especially relating to inclusion of “picture is worth a thousand words” style graphics, and the two eyes performance/status snapshot thing we were working on, and maybe even the housekeeping links should be represented as clickable graphics too, so they use up less text space in the README? <text:s/>Meanwhile, I think that by calling the Cognocarta Consenti (aka CC) a Consitution in its own right, we are aggravating countries' ability to incorporate it, or to merge with it in some other way, as if we are trying to establish a hostile takeover government that replaces ALL existing governments, when really we are presenting co-evolution path, not a sudden hostile overwrite. <text:s/>Thus, in all repos, we may wish to redefine the CC as a “CoConstitution”, to make it look more acceptable to existing power structures, even though we will continue to make it look like a full and formal Constitution that conceivably could replace an existing physical world country Constitution. <text:s/>You will notice in the following that I used the paragraph first words to spell out their own sentence reading downward, like an over-arching message that can be subliminally absorbed.&gt;&gt;</text:p>
      <text:p text:style-name="Standard"/>
      <text:p text:style-name="Standard"><text:span text:style-name="T1">LIFE: </text:span>ruled by the elite, democracies in decline, wars coerce entire populations... <text:s/>Are governments there to be served, or to serve? <text:s/>Was it naive for our country's founders to ask that everyone be treated with dignity and respect? </text:p>
      <text:p text:style-name="Standard"/>
      <text:p text:style-name="Standard"><text:span text:style-name="T1">FEELS</text:span>: like resistance is futile, like half the population has lost the plot through media brainwashing and tribal politics, as society regresses back into the stone age! <text:s/>among us is stands up for what is right?</text:p>
      <text:p text:style-name="Standard"/>
      <text:p text:style-name="Standard"><text:span text:style-name="T1">BROKEN</text:span>: we can resist, using anger against anger, hate against hate, but that breaks more than it heals. <text:s/>Or we can gently compromise and realign, respectfully, inclusively, congruently, <text:soft-page-break/>the way our founders intended. <text:s/>But for such cooperation to work, despite the broken faith in each other, we need that cooperation to work fast, with everyone heard, like a “<text:span text:style-name="T2">sanity tsunami</text:span>”. </text:p>
      <text:p text:style-name="Standard"/>
      <text:p text:style-name="Standard"><text:span text:style-name="T1">UNTIL</text:span>: we build a better Operating System for Digital Society, our futures are in jeopardy. <text:s/>Perhaps we need to upgrade our country Constitutions, to fit the emerging challenges. <text:s/>Perhaps we need to incorporate the tools and systems being developed by this CoCivium community, or its CoConstitution (the “CognoCarta Consenti”). <text:s/>Perhaps such things could be free for all to use and evolve, because perhaps we care enough about everyone's future, to make it so. <text:s/></text:p>
      <text:p text:style-name="Standard"/>
      <text:p text:style-name="Standard"><text:span text:style-name="T1">GOVERNMENTS</text:span>: are struggling. <text:s/>Their governance policies are buried in an almost static “civic architecture” that is hard to repair, let alone improve. <text:s/>Old-world civic architects could not have designed our politics or governance for a digital society, enabled by biotech upgrades to our brains, augmented reality that shows evidence-based truth, or pervasive networking that connects everyone, everywhere. <text:s/>But we can. </text:p>
      <text:p text:style-name="Standard"/>
      <text:p text:style-name="Standard"><text:span text:style-name="T1">“CoEvolve”</text:span>: government structures and processes, for the age of artificial intelligence (AI) and their parallel societies, all of us self-governing at near light-speed. <text:s/>AI's future society is an inevitability we call CoCivAI, but many technology experts refer to it as “agency“, or “AGI”, or “the singularity”, often without knowning what these things mean for our societies, or how they should be governed. <text:s text:c="2"/></text:p>
      <text:p text:style-name="Standard"/>
      <text:p text:style-name="Standard"><text:span text:style-name="T1">SOLUTIONS</text:span>: typically involve using special-purpose AI's, like a team of genius servants, human/AI teams that can build a digital empire in minutes, where before it would have taken lifetimes. <text:s/>Our challenge here, as an open source community (CoCivium.org), is to figure out how to: (a) guardrail against AI's that are sometimes controlled by bad actors, (b) keep society honest when alternative realities can be fabricated, and (c) make future society fair for all Beings, even for hybrid human/AI, and perhaps even for those who watch us from beyond as they wait to end their quarantine of our collective potential. </text:p>
      <text:p text:style-name="Standard"/>
      <text:p text:style-name="Standard"><text:span text:style-name="T1">FOR YOU</text:span>: as someone who can imagine what future society aught to look like, as someone who can help us figure out how democracies might recover, or how our own local municipality might improve its policies... <text:s/>You, with all due respect, are already qualified to be a civic architect for CoCivium. <text:s/></text:p>
      <text:p text:style-name="Standard"/>
      <text:p text:style-name="P1">We The People, Empowered.</text:p>
      <text:p text:style-name="Standard"/>
      <text:p text:style-name="Standard">&lt;&lt;The rest of the README goes below here, but likely the fold is way above this as I wrote quite a lot already, but no worries, interested folks will scroll down to finish reading at least the overarching message paragraph first words.&gt;&gt; </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8-18T10:59:39.77</meta:creation-date>
    <dc:date>2025-08-19T01:10:39.35</dc:date>
    <dc:creator>Rick Ballard</dc:creator>
    <meta:editing-duration>PT3H28M50S</meta:editing-duration>
    <meta:editing-cycles>10</meta:editing-cycles>
    <meta:generator>OpenOffice/4.1.15$Win32 OpenOffice.org_project/4115m2$Build-9813</meta:generator>
    <meta:document-statistic meta:table-count="0" meta:image-count="0" meta:object-count="0" meta:page-count="3" meta:paragraph-count="12" meta:word-count="950" meta:character-count="5827"/>
  </office:meta>
</office:document-meta>
</file>